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4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1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2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6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7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38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2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4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4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19.631cm" svg:y1="12.339cm" svg:x2="19.631cm" svg:y2="9.812cm" draw:start-shape="id2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3" draw:start-glue-point="8" draw:end-shape="id4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4-03-01">Mar 1, 2024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</text:span><text:span text:style-name="T2">EX420</text:span><text:span text:style-name="T2">0</text:span></text:p>
          <text:p text:style-name="P4"><text:span text:style-name="T2">24 1G </text:span><text:span text:style-name="T2">copper </text:span><text:span text:style-name="T2">ports</text:span></text:p>
          <text:p text:style-name="P4"><text:span text:style-name="T2">+ </text:span><text:span text:style-name="T2">expansi</text:span><text:span text:style-name="T2">on </text:span><text:span text:style-name="T2">module </text:span><text:span text:style-name="T2">w/ 4 </text:span><text:span text:style-name="T2">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5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8" draw:text-style-name="P8" xml:id="id2" draw:id="id2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101cm" svg:height="0.645cm" svg:x="20.092cm" svg:y="11.382cm">
          <draw:text-box>
            <text:p text:style-name="P6"><text:span text:style-name="T2">Route Server </text:span><text:span text:style-name="T2">#2</text:span></text:p>
          </draw:text-box>
        </draw:frame>
        <draw:custom-shape draw:style-name="gr8" draw:text-style-name="P8" xml:id="id3" draw:id="id3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101cm" svg:height="0.645cm" svg:x="20.092cm" svg:y="13.489cm">
          <draw:text-box>
            <text:p text:style-name="P6"><text:span text:style-name="T2">Rou</text:span><text:span text:style-name="T2">te </text:span><text:span text:style-name="T2">Ser</text:span><text:span text:style-name="T2">ver </text:span><text:span text:style-name="T2">#1</text:span></text:p>
          </draw:text-box>
        </draw:frame>
        <draw:connector draw:style-name="gr2" draw:text-style-name="P1" draw:layer="layout" draw:type="line" svg:x1="8.591cm" svg:y1="9.362cm" svg:x2="3.43cm" svg:y2="1.912cm" draw:start-shape="id6" draw:start-glue-point="4" draw:end-shape="id7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8" draw:start-glue-point="8" draw:end-shape="id9" draw:end-glue-point="4" svg:d="M11030 1912l1561 7450" svg:viewBox="0 0 1562 7451">
          <text:p/>
        </draw:connector>
        <draw:custom-shape draw:style-name="gr11" draw:text-style-name="P6" xml:id="id8" draw:id="id8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7" draw:id="id7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836cm" svg:height="0.607cm" svg:x="6.799cm" svg:y="8.369cm">
          <draw:text-box>
            <text:p text:style-name="P6"><text:span text:style-name="T3">E</text:span><text:span text:style-name="T3">4</text:span><text:span text:style-name="T3">/</text:span><text:span text:style-name="T3">3</text:span><text:span text:style-name="T3">7</text:span></text:p>
          </draw:text-box>
        </draw:frame>
        <draw:frame draw:style-name="gr13" draw:text-style-name="P7" draw:layer="layout" svg:width="1.675cm" svg:height="0.607cm" svg:x="19.467cm" svg:y="10.119cm">
          <draw:text-box>
            <text:p text:style-name="P6"><text:span text:style-name="T3">E</text:span><text:span text:style-name="T3">4</text:span><text:span text:style-name="T3">/</text:span><text:span text:style-name="T3">1</text:span></text:p>
          </draw:text-box>
        </draw:frame>
        <draw:frame draw:style-name="gr14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5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6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17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8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19" draw:text-style-name="P8" xml:id="id4" draw:id="id4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0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1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1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0" draw:start-glue-point="4" draw:end-shape="id11" draw:end-glue-point="8" svg:d="M15291 9362l239-2647" svg:viewBox="0 0 240 2648">
          <text:p/>
        </draw:connector>
        <draw:custom-shape draw:style-name="gr11" draw:text-style-name="P6" xml:id="id11" draw:id="id11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5" draw:id="id5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24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24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0" draw:id="id10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9" draw:id="id9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6" draw:id="id6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27" draw:text-style-name="P7" draw:layer="layout" svg:width="1.603cm" svg:height="1.319cm" svg:x="12.576cm" svg:y="7.659cm">
          <draw:text-box>
            <text:p text:style-name="P11"><text:span text:style-name="T3">E3/7/1</text:span><text:span text:style-name="T3"><text:line-break/></text:span><text:span text:style-name="T3">E6/3/1</text:span><text:span text:style-name="T3"><text:line-break/></text:span><text:span text:style-name="T3">E6/26/1</text:span></text:p>
          </draw:text-box>
        </draw:frame>
        <draw:custom-shape draw:style-name="gr11" draw:text-style-name="P6" xml:id="id16" draw:id="id16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2" draw:start-glue-point="4" draw:end-shape="id1" draw:end-glue-point="6" svg:d="M19491 9356l2421-7634" svg:viewBox="0 0 2422 7635">
          <text:p/>
        </draw:connector>
        <draw:custom-shape draw:style-name="gr11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24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2" draw:id="id12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17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6" xml:id="id13" draw:id="id13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24.534cm" svg:y1="5.248cm" svg:x2="22.547cm" svg:y2="1.722cm" draw:start-shape="id13" draw:start-glue-point="5" draw:end-shape="id1" draw:end-glue-point="10" svg:d="M24534 5248l-1987-3526" svg:viewBox="0 0 1988 3527">
          <text:p/>
        </draw:connector>
        <draw:custom-shape draw:style-name="gr30" draw:text-style-name="P5" draw:layer="layout" svg:width="4.064cm" svg:height="0.838cm" svg:x="22.663cm" svg:y="4.76cm">
          <text:p text:style-name="P4"><text:span text:style-name="T2">Integris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8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1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0" draw:text-style-name="P5" draw:layer="layout" svg:width="4.064cm" svg:height="0.838cm" svg:x="20.197cm" svg:y="1.302cm">
          <text:p text:style-name="P4"><text:span text:style-name="T2">Integris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4" draw:id="id14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906cm" svg:y1="3.993cm" svg:x2="16.679cm" svg:y2="6.389cm" draw:start-shape="id14" draw:start-glue-point="9" svg:d="M16906 3993l-227 2396" svg:viewBox="0 0 228 2397">
          <text:p/>
        </draw:connector>
        <draw:custom-shape draw:style-name="gr11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682cm" svg:y1="4.048cm" svg:x2="16.455cm" svg:y2="6.334cm" draw:start-shape="id14" draw:start-glue-point="8" svg:d="M16682 4048l-227 2286" svg:viewBox="0 0 228 2287">
          <text:p/>
        </draw:connector>
        <draw:connector draw:style-name="gr32" draw:text-style-name="P1" draw:layer="layout" draw:type="line" svg:x1="16.457cm" svg:y1="3.993cm" svg:x2="16.23cm" svg:y2="6.389cm" draw:start-shape="id14" draw:start-glue-point="7" svg:d="M16457 3993l-227 2396" svg:viewBox="0 0 228 2397">
          <text:p/>
        </draw:connector>
        <draw:custom-shape draw:style-name="gr24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33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4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4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5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6" draw:text-style-name="P1" draw:layer="layout" draw:type="line" svg:x1="2.202cm" svg:y1="19.95cm" svg:x2="3.726cm" svg:y2="19.95cm" svg:d="M2202 19950h1524" svg:viewBox="0 0 1525 1">
          <text:p/>
        </draw:connector>
        <draw:connector draw:style-name="gr37" draw:text-style-name="P1" draw:layer="layout" draw:type="line" svg:x1="2.202cm" svg:y1="20.304cm" svg:x2="3.726cm" svg:y2="20.304cm" svg:d="M2202 20304h1524" svg:viewBox="0 0 1525 1">
          <text:p/>
        </draw:connector>
        <draw:connector draw:style-name="gr38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39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0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1" draw:text-style-name="P6" xml:id="id15" draw:id="id15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15" draw:start-glue-point="8" draw:end-shape="id9" draw:end-glue-point="6" svg:d="M7730 1912l4543 7641" svg:viewBox="0 0 4544 7642">
          <text:p/>
        </draw:connector>
        <draw:custom-shape draw:style-name="gr41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24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3" draw:text-style-name="P7" draw:layer="layout" svg:width="1.797cm" svg:height="1.319cm" svg:x="11.36cm" svg:y="2.125cm">
          <draw:text-box>
            <text:p text:style-name="P12"><text:span text:style-name="T4">Hu1/0/32</text:span><text:span text:style-name="T4"><text:line-break/></text:span><text:span text:style-name="T3">Hu1/0/31</text:span></text:p>
            <text:p text:style-name="P6"><text:span text:style-name="T3">Hu1/0/30</text:span></text:p>
          </draw:text-box>
        </draw:frame>
        <draw:frame draw:style-name="gr33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4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5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46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0" draw:text-style-name="P1" draw:layer="layout" draw:type="line" svg:x1="19.552cm" svg:y1="1.912cm" svg:x2="18.082cm" svg:y2="6.334cm" draw:start-shape="id16" draw:start-glue-point="8" draw:end-shape="id17" draw:end-glue-point="4" svg:d="M19552 1912l-1470 4422" svg:viewBox="0 0 1471 4423">
          <text:p/>
        </draw:connector>
        <draw:custom-shape draw:style-name="gr47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7" draw:id="id17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0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19" draw:id="id19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xml:id="id18" draw:id="id18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6" draw:layer="layout" draw:line-skew="-1.218cm -0.919cm" svg:x1="14.354cm" svg:y1="2.14cm" svg:x2="14.497cm" svg:y2="6.524cm" draw:start-shape="id18" draw:start-glue-point="2" draw:end-shape="id19" draw:end-glue-point="3" svg:d="M14354 2140v765h-1289v3619h1432" svg:viewBox="0 0 1433 4385">
          <text:p/>
        </draw:connector>
        <draw:frame draw:style-name="gr49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  <draw:connector draw:style-name="gr10" draw:text-style-name="P1" draw:layer="layout" draw:type="line" svg:x1="11.231cm" svg:y1="1.912cm" svg:x2="12.792cm" svg:y2="9.362cm" svg:d="M11231 1912l1561 7450" svg:viewBox="0 0 1562 7451">
          <text:p/>
        </draw:connector>
        <draw:connector draw:style-name="gr10" draw:text-style-name="P1" draw:layer="layout" draw:type="line" svg:x1="10.832cm" svg:y1="1.912cm" svg:x2="12.393cm" svg:y2="9.362cm" svg:d="M10832 1912l1561 7450" svg:viewBox="0 0 1562 7451">
          <text:p/>
        </draw:connector>
        <draw:custom-shape draw:style-name="gr50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 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5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4T10:17:46.094000000</meta:creation-date>
    <dc:date>2024-03-01T18:29:31.074691941</dc:date>
    <meta:editing-duration>PT5H58M33S</meta:editing-duration>
    <meta:editing-cycles>156</meta:editing-cycles>
    <meta:generator>LibreOffice/7.3.7.2$Linux_X86_64 LibreOffice_project/30$Build-2</meta:generator>
    <meta:document-statistic meta:object-count="104"/>
  </office:meta>
</office:document-meta>
</file>